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fo:color="#000000" loext:opacity="100%" style:font-name="Calibri1" fo:font-size="10pt" officeooo:rsid="0009952a" officeooo:paragraph-rsid="0034b086" fo:background-color="transparent" style:font-size-asian="10pt" style:font-size-complex="10pt"/>
    </style:style>
    <style:style style:name="P2" style:family="paragraph" style:parent-style-name="Standard">
      <style:text-properties fo:color="#000000" loext:opacity="100%" style:font-name="Calibri1" fo:font-size="10pt" officeooo:rsid="003f1904" officeooo:paragraph-rsid="003f1904" fo:background-color="transparent" style:font-size-asian="10pt" style:font-size-complex="10pt"/>
    </style:style>
    <style:style style:name="P3" style:family="paragraph" style:parent-style-name="Standard">
      <style:text-properties fo:color="#00a933" loext:opacity="100%" style:font-name="Calibri1" fo:font-size="10pt" officeooo:rsid="00319717" officeooo:paragraph-rsid="002c60f6" style:font-size-asian="10pt" style:font-size-complex="10pt"/>
    </style:style>
    <style:style style:name="P4" style:family="paragraph" style:parent-style-name="Standard">
      <style:text-properties fo:color="#00a933" loext:opacity="100%" style:font-name="Calibri1" fo:font-size="10pt" officeooo:rsid="00406454" officeooo:paragraph-rsid="00406454" style:font-size-asian="10pt" style:font-size-complex="10pt"/>
    </style:style>
    <style:style style:name="P5" style:family="paragraph" style:parent-style-name="Standard">
      <style:paragraph-properties fo:margin-left="1.905cm" fo:margin-right="0cm" fo:text-align="start" style:justify-single-word="false" fo:text-indent="-0.635cm" style:auto-text-indent="false"/>
      <style:text-properties style:font-name="Calibri1" fo:font-size="10pt" officeooo:paragraph-rsid="003bcdbb" fo:background-color="transparen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10pt" officeooo:rsid="003bcdbb" officeooo:paragraph-rsid="003bcdbb" fo:background-color="transparent" style:font-size-asian="10pt" style:font-size-complex="10pt"/>
    </style:style>
    <style:style style:name="P7" style:family="paragraph" style:parent-style-name="Standard" style:list-style-name="L1">
      <style:text-properties fo:color="#000000" loext:opacity="100%" style:font-name="Calibri1" fo:font-size="9pt" officeooo:rsid="0029718e" officeooo:paragraph-rsid="0022ad21" fo:background-color="transparent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1" fo:font-size="9pt" officeooo:rsid="0029718e" officeooo:paragraph-rsid="00312b85" fo:background-color="transparent" style:font-size-asian="9pt" style:font-size-complex="9pt"/>
    </style:style>
    <style:style style:name="P9" style:family="paragraph" style:parent-style-name="Standard" style:list-style-name="L2">
      <style:text-properties fo:color="#000000" loext:opacity="100%" style:font-name="Calibri1" fo:font-size="9pt" officeooo:rsid="0009952a" officeooo:paragraph-rsid="0034b086" style:font-size-asian="9pt" style:font-size-complex="9pt"/>
    </style:style>
    <style:style style:name="P10" style:family="paragraph" style:parent-style-name="Standard" style:list-style-name="L2">
      <style:text-properties fo:color="#000000" loext:opacity="100%" style:font-name="Calibri1" fo:font-size="9pt" officeooo:rsid="0009952a" officeooo:paragraph-rsid="0034b086" fo:background-color="#ffbf00" style:font-size-asian="9pt" style:font-size-complex="9pt"/>
    </style:style>
    <style:style style:name="P1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color="#000000" loext:opacity="100%" style:font-name="Calibri1" fo:font-size="10pt" officeooo:rsid="003bcdbb" officeooo:paragraph-rsid="003bcdbb" fo:background-color="transparent" style:font-size-asian="10pt" style:font-size-complex="10pt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3bcdbb" officeooo:paragraph-rsid="003c368a" fo:background-color="transparent" style:font-size-asian="10pt" style:font-size-complex="10pt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paragraph-rsid="003bcdbb" fo:background-color="transparent" style:font-size-asian="10pt" style:font-size-complex="10pt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294afc" officeooo:paragraph-rsid="003bcdbb" fo:background-color="transparent" style:font-size-asian="10pt" style:font-size-complex="10pt"/>
    </style:style>
    <style:style style:name="P15" style:family="paragraph" style:parent-style-name="Standard" style:list-style-name="L2">
      <style:text-properties fo:color="#000000" loext:opacity="100%" style:font-name="Calibri1" fo:font-size="10pt" officeooo:rsid="00312b85" officeooo:paragraph-rsid="00312b85" fo:background-color="transparent" style:font-size-asian="10pt" style:font-size-complex="10pt"/>
    </style:style>
    <style:style style:name="P16" style:family="paragraph" style:parent-style-name="Standard" style:list-style-name="L2">
      <style:text-properties fo:color="#000000" loext:opacity="100%" style:font-name="Calibri1" fo:font-size="10pt" officeooo:rsid="00406454" officeooo:paragraph-rsid="00406454" fo:background-color="transparent" style:font-size-asian="10pt" style:font-size-complex="10pt"/>
    </style:style>
    <style:style style:name="P17" style:family="paragraph" style:parent-style-name="Standard" style:list-style-name="L2">
      <style:text-properties fo:color="#000000" loext:opacity="100%" style:font-name="Calibri1" fo:font-size="10pt" officeooo:rsid="0009952a" officeooo:paragraph-rsid="0034b086" fo:background-color="transparent" style:font-size-asian="10pt" style:font-size-complex="10pt"/>
    </style:style>
    <style:style style:name="P18" style:family="paragraph" style:parent-style-name="Standard" style:list-style-name="L2">
      <style:text-properties fo:color="#000000" loext:opacity="100%" style:font-name="Calibri1" fo:font-size="10pt" officeooo:rsid="0034b086" officeooo:paragraph-rsid="0034b086" fo:background-color="transparent" style:font-size-asian="10pt" style:font-size-complex="10pt"/>
    </style:style>
    <style:style style:name="P19" style:family="paragraph" style:parent-style-name="Standard" style:list-style-name="L2">
      <style:text-properties fo:color="#000000" loext:opacity="100%" style:font-name="Calibri1" fo:font-size="10pt" officeooo:rsid="000b4cfc" officeooo:paragraph-rsid="001ecf06" fo:background-color="transparent" style:font-size-asian="10pt" style:font-size-complex="10pt"/>
    </style:style>
    <style:style style:name="P20" style:family="paragraph" style:parent-style-name="Standard" style:list-style-name="L2">
      <style:text-properties fo:color="#000000" loext:opacity="100%" style:font-name="Calibri1" fo:font-size="10pt" officeooo:rsid="0007f587" officeooo:paragraph-rsid="001ecf06" fo:background-color="transparent" style:font-size-asian="10pt" style:font-size-complex="10pt"/>
    </style:style>
    <style:style style:name="P21" style:family="paragraph" style:parent-style-name="Standard" style:list-style-name="L2">
      <style:text-properties fo:color="#000000" loext:opacity="100%" style:font-name="Calibri1" fo:font-size="10pt" officeooo:rsid="0022349c" officeooo:paragraph-rsid="0022349c" fo:background-color="transparent" style:font-size-asian="10pt" style:font-size-complex="10pt"/>
    </style:style>
    <style:style style:name="P22" style:family="paragraph" style:parent-style-name="Standard" style:list-style-name="L2">
      <style:text-properties fo:color="#000000" loext:opacity="100%" style:font-name="Calibri1" fo:font-size="10pt" officeooo:rsid="001ecf06" officeooo:paragraph-rsid="001ecf06" fo:background-color="transparent" style:font-size-asian="10pt" style:font-size-complex="10pt"/>
    </style:style>
    <style:style style:name="P23" style:family="paragraph" style:parent-style-name="Standard" style:list-style-name="L2">
      <style:text-properties fo:color="#000000" loext:opacity="100%" style:font-name="Calibri1" fo:font-size="10pt" officeooo:rsid="0022ad21" officeooo:paragraph-rsid="0022ad21" fo:background-color="transparent" style:font-size-asian="10pt" style:font-size-complex="10pt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9pt" officeooo:rsid="003bcdbb" officeooo:paragraph-rsid="003bcdbb" style:font-size-asian="9pt" style:font-size-complex="9pt"/>
    </style:style>
    <style:style style:name="P25" style:family="paragraph" style:parent-style-name="Standard" style:list-style-name="L2">
      <style:text-properties fo:color="#000000" loext:opacity="100%" officeooo:rsid="0007f587" officeooo:paragraph-rsid="001ecf06"/>
    </style:style>
    <style:style style:name="P26" style:family="paragraph" style:parent-style-name="Standard" style:list-style-name="L2">
      <style:text-properties fo:color="#000000" loext:opacity="100%" officeooo:rsid="001ecf06" officeooo:paragraph-rsid="001ecf06"/>
    </style:style>
    <style:style style:name="P27" style:family="paragraph" style:parent-style-name="Standard" style:list-style-name="L2">
      <style:text-properties fo:color="#999999" loext:opacity="100%" officeooo:rsid="0008d35a" officeooo:paragraph-rsid="001ecf06"/>
    </style:style>
    <style:style style:name="T1" style:family="text">
      <style:text-properties style:font-name="Calibri1" fo:font-size="10pt" fo:background-color="transparent" loext:char-shading-value="0" style:font-size-asian="10pt" style:font-size-complex="10pt"/>
    </style:style>
    <style:style style:name="T2" style:family="text">
      <style:text-properties style:font-name="Calibri1" fo:font-size="10pt" officeooo:rsid="0009952a" fo:background-color="transparent" loext:char-shading-value="0" style:font-size-asian="10pt" style:font-size-complex="10pt"/>
    </style:style>
    <style:style style:name="T3" style:family="text">
      <style:text-properties fo:color="#000000" loext:opacity="100%" style:font-name="Calibri1" fo:font-size="10pt" fo:background-color="transparent" loext:char-shading-value="0" style:font-size-asian="10pt" style:font-size-complex="10pt"/>
    </style:style>
    <style:style style:name="T4" style:family="text">
      <style:text-properties officeooo:rsid="003c368a"/>
    </style:style>
    <style:style style:name="T5" style:family="text">
      <style:text-properties fo:font-size="10pt" fo:background-color="transparent" loext:char-shading-value="0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7"/>
          <text:p text:style-name="P8"><text:s/></text:p>
        </text:list-header>
      </text:list>
      <text:p text:style-name="P5"/>
      <text:p text:style-name="P6">21.02.</text:p>
      <text:list text:style-name="WWNum1">
        <text:list-item>
          <text:p text:style-name="P11">HA</text:p>
        </text:list-item>
      </text:list>
      <text:list text:style-name="L2">
        <text:list-item>
          <text:p text:style-name="P12">Satzstellung Akk+Dat Pronomen: </text:p>
          <text:list>
            <text:list-item>
              <text:p text:style-name="P12">→ <text:span text:style-name="T4">Grammatik Foto-Files</text:span></text:p>
            </text:list-item>
            <text:list-item>
              <text:p text:style-name="P24"><text:span text:style-name="T1">Übung: </text:span><text:a xlink:type="simple" xlink:href="https://lingvico.net/satzbau-reihenfolge-vom-dativ-und-akkusativobjekt-gr-b1/" text:style-name="Internet_20_link" text:visited-style-name="Visited_20_Internet_20_Link"><text:span text:style-name="T1">https://lingvico.net/satzbau-reihenfolge-vom-dativ-und-akkusativobjekt-gr-b1/</text:span></text:a></text:p>
            </text:list-item>
            <text:list-item>
              <text:p text:style-name="P24"><text:a xlink:type="simple" xlink:href="https://easy-deutsch.de/verben/verben-mit-ergaenzungen/dativ-und-akkusativ/#tab-con-4" text:style-name="Internet_20_link" text:visited-style-name="Visited_20_Internet_20_Link"><text:span text:style-name="T1">https://easy-deutsch.de/verben/verben-mit-ergaenzungen/dativ-und-akkusativ/#tab-con-4</text:span></text:a></text:p>
              <text:p text:style-name="P13"/>
            </text:list-item>
          </text:list>
          <text:p text:style-name="P14"/>
        </text:list-item>
        <text:list-item>
          <text:p text:style-name="P15">Thema Wohnen in Deutschland!!</text:p>
          <text:list>
            <text:list-item>
              <text:p text:style-name="P16">Sartseite (Was machen Sie in einer fremden Stadt)</text:p>
            </text:list-item>
            <text:list-item>
              <text:p text:style-name="P17">Relativpronomen: </text:p>
              <text:list>
                <text:list-item>
                  <text:p text:style-name="P18">A2 – S.225, 226</text:p>
                </text:list-item>
              </text:list>
            </text:list-item>
            <text:list-item>
              <text:p text:style-name="P9"><text:a xlink:type="simple" xlink:href="https://www.schubert-verlag.de/aufgaben/uebungen_a2/a2_k11_pronomen.htm" text:style-name="Internet_20_link" text:visited-style-name="Visited_20_Internet_20_Link"><text:span text:style-name="T5">https://www.schubert-verlag.de/aufgaben/uebungen_a2/a2_k11_pronomen.htm</text:span></text:a></text:p>
            </text:list-item>
            <text:list-item>
              <text:p text:style-name="P10"><text:a xlink:type="simple" xlink:href="https://www.theigl.com.pk/PE-A2-Die-Relativsätze-ÜBUNGEN.html" text:style-name="Internet_20_link" text:visited-style-name="Visited_20_Internet_20_Link"><text:span text:style-name="T5">https://www.theigl.com.pk/PE-A2-Die-Relativs%C3%A4tze-%C3%9CBUNGEN.html</text:span></text:a></text:p>
            </text:list-item>
          </text:list>
        </text:list-item>
      </text:list>
      <text:p text:style-name="P1"/>
      <text:p text:style-name="P1"/>
      <text:p text:style-name="P2">Next:</text:p>
      <text:list text:continue-numbering="true" text:style-name="L2">
        <text:list-header>
          <text:p text:style-name="P18"/>
        </text:list-header>
        <text:list-item>
          <text:p text:style-name="P19">deshalb/trotzdem:</text:p>
          <text:list>
            <text:list-item>
              <text:p text:style-name="P20">Adverbien + Satzstellung: Zusammenfassung</text:p>
            </text:list-item>
            <text:list-item>
              <text:p text:style-name="P25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  <text:p text:style-name="P21"/>
        </text:list-item>
        <text:list-item>
          <text:p text:style-name="P22">Fragewörter:</text:p>
          <text:list>
            <text:list-item>
              <text:p text:style-name="P26"><text:a xlink:type="simple" xlink:href="https://deutsch-mit-anna.de/lektion/fragewoerter/#Die_wichtigsten_Fragewoerter_mit_Beispielen" text:style-name="Internet_20_link" text:visited-style-name="Visited_20_Internet_20_Link"><text:span text:style-name="T1">https://deutsch-mit-anna.de/lektion/fragewoerter/#Die_wichtigsten_Fragewoerter_mit_Beispielen</text:span></text:a></text:p>
            </text:list-item>
            <text:list-item>
              <text:p text:style-name="P23">Fragewörter-Uebung (pdf)</text:p>
            </text:list-item>
          </text:list>
        </text:list-item>
        <text:list-item>
          <text:p text:style-name="P20">Adverbien + Satzstellung: Zusammenfassung pdf (A2)</text:p>
          <text:list>
            <text:list-item>
              <text:p text:style-name="P27"><text:span text:style-name="T3">Satzstellung Übung: </text:span><text:a xlink:type="simple" xlink:href="https://grammatiktraining.de/satzbau/saetze-bilden-schreibuebung.html" text:style-name="Internet_20_link" text:visited-style-name="Visited_20_Internet_20_Link"><text:span text:style-name="T1">https://grammatiktraining.de/satzbau/saetze-bilden-schreibuebung.html</text:span></text:a></text:p>
            </text:list-item>
          </text:list>
        </text:list-item>
      </text:list>
      <text:p text:style-name="P3"/>
      <text:p text:style-name="P4">HA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50M31S</meta:editing-duration>
    <meta:editing-cycles>34</meta:editing-cycles>
    <meta:generator>LibreOffice/7.5.5.2$Windows_X86_64 LibreOffice_project/ca8fe7424262805f223b9a2334bc7181abbcbf5e</meta:generator>
    <dc:date>2024-02-21T15:22:42.798000000</dc:date>
    <meta:document-statistic meta:table-count="0" meta:image-count="0" meta:object-count="0" meta:page-count="1" meta:paragraph-count="28" meta:word-count="75" meta:character-count="913" meta:non-whitespace-character-count="880"/>
  </office:meta>
</office:document-meta>
</file>